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rame">
      <style:graphic-properties style:vertical-pos="from-top" style:vertical-rel="page-content" style:horizontal-pos="from-left" style:horizontal-rel="page" fo:padding="0in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299in" svg:y="0in" svg:width="4.1201in" svg:height="10.7402in" draw:z-index="0">
        <draw:text-box>
          <text:p text:style-name="Frame_20_contents"/>
        </draw:text-box>
      </draw:frame>
      <draw:frame draw:style-name="fr1" draw:name="Frame2" text:anchor-type="page" text:anchor-page-number="1" svg:x="4.3799in" svg:y="0in" svg:width="3.9902in" svg:height="10.7402in" draw:z-index="1">
        <draw:text-box>
          <text:p text:style-name="Frame_20_contents"/>
        </draw:text-box>
      </draw:frame>
      <draw:frame draw:style-name="fr1" draw:name="Frame3" text:anchor-type="page" text:anchor-page-number="2" svg:x="0.1299in" svg:y="0in" svg:width="4.1201in" svg:height="10.7402in" draw:z-index="2">
        <draw:text-box>
          <text:p text:style-name="Frame_20_contents"/>
        </draw:text-box>
      </draw:frame>
      <draw:frame draw:style-name="fr1" draw:name="Frame4" text:anchor-type="page" text:anchor-page-number="2" svg:x="4.3799in" svg:y="0in" svg:width="3.9902in" svg:height="10.7402in" draw:z-index="3">
        <draw:text-box>
          <text:p text:style-name="Frame_20_contents"/>
        </draw:text-box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99in" fo:margin-bottom="0.1299in" fo:margin-left="0.1299in" fo:margin-right="0.1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0:51:15.791777578</meta:creation-date>
    <dc:date>2018-10-20T02:24:33.753025665</dc:date>
    <meta:editing-duration>PT11M2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